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vember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47" table:style-name="ce5">
            <text:p>347</text:p>
          </table:table-cell>
          <table:table-cell office:value-type="float" office:value="332.71460000000002" table:style-name="ce5">
            <text:p>333</text:p>
          </table:table-cell>
          <table:table-cell office:value-type="float" office:value="775" table:style-name="ce5">
            <text:p>775</text:p>
          </table:table-cell>
          <table:table-cell office:value-type="float" office:value="752.8605500000001" table:style-name="ce5">
            <text:p>753</text:p>
          </table:table-cell>
          <table:table-cell office:value-type="float" office:value="4222" table:style-name="ce5">
            <text:p>4,222</text:p>
          </table:table-cell>
          <table:table-cell office:value-type="float" office:value="4112.8598899999979" table:style-name="ce5">
            <text:p>4,113</text:p>
          </table:table-cell>
          <table:table-cell office:value-type="float" office:value="2593" table:style-name="ce5">
            <text:p>2,593</text:p>
          </table:table-cell>
          <table:table-cell office:value-type="float" office:value="2539.3174499999996" table:style-name="ce5">
            <text:p>2,539</text:p>
          </table:table-cell>
          <table:table-cell office:value-type="float" office:value="178" table:style-name="ce5">
            <text:p>178</text:p>
          </table:table-cell>
          <table:table-cell office:value-type="float" office:value="173.66732999999999" table:style-name="ce5">
            <text:p>174</text:p>
          </table:table-cell>
          <table:table-cell office:value-type="float" office:value="35" table:style-name="ce5">
            <text:p>35</text:p>
          </table:table-cell>
          <table:table-cell office:value-type="float" office:value="33.337040000000002" table:style-name="ce5">
            <text:p>33</text:p>
          </table:table-cell>
          <table:table-cell office:value-type="float" office:value="8150" table:style-name="ce5">
            <text:p>8,150</text:p>
          </table:table-cell>
          <table:table-cell office:value-type="float" office:value="7944.7568599999986" table:style-name="ce5">
            <text:p>7,945</text:p>
          </table:table-cell>
          <table:table-cell office:value-type="float" office:value="64" table:style-name="ce5">
            <text:p>64</text:p>
          </table:table-cell>
          <table:table-cell office:value-type="float" office:value="62.1" table:style-name="ce5">
            <text:p>62</text:p>
          </table:table-cell>
          <table:table-cell office:value-type="float" office:value="463" table:style-name="ce5">
            <text:p>463</text:p>
          </table:table-cell>
          <table:table-cell office:value-type="float" office:value="459.82" table:style-name="ce5">
            <text:p>46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37" table:style-name="ce5">
            <text:p>537</text:p>
          </table:table-cell>
          <table:table-cell office:value-type="float" office:value="531.91999999999996" table:style-name="ce5">
            <text:p>532</text:p>
          </table:table-cell>
          <table:table-cell office:value-type="float" office:value="0" table:style-name="ce5">
            <text:p>0</text:p>
          </table:table-cell>
          <table:table-cell office:value-type="float" office:value="8687" table:style-name="ce5">
            <text:p>8,687</text:p>
          </table:table-cell>
          <table:table-cell office:value-type="float" office:value="8476.6768599999978" table:style-name="ce5">
            <text:p>8,477</text:p>
          </table:table-cell>
          <table:table-cell office:value-type="float" office:value="35563590.469999991" table:style-name="ce5">
            <text:p>35,563,590</text:p>
          </table:table-cell>
          <table:table-cell office:value-type="float" office:value="562612.57999999996" table:style-name="ce5">
            <text:p>562,613</text:p>
          </table:table-cell>
          <table:table-cell office:value-type="float" office:value="354172.42" table:style-name="ce5">
            <text:p>354,172</text:p>
          </table:table-cell>
          <table:table-cell office:value-type="float" office:value="83108.349999999991" table:style-name="ce5">
            <text:p>83,108</text:p>
          </table:table-cell>
          <table:table-cell office:value-type="float" office:value="10574827.860000001" table:style-name="ce5">
            <text:p>10,574,828</text:p>
          </table:table-cell>
          <table:table-cell office:value-type="float" office:value="4605196.2299999995" table:style-name="ce5">
            <text:p>4,605,196</text:p>
          </table:table-cell>
          <table:table-cell office:value-type="float" office:value="51743507.909999989" table:style-name="ce5">
            <text:p>51,743,508</text:p>
          </table:table-cell>
          <table:table-cell office:value-type="float" office:value="6924111.5600000005" table:style-name="ce6">
            <text:p>6,924,112</text:p>
          </table:table-cell>
          <table:table-cell office:value-type="float" office:value="1466135.34" table:style-name="ce6">
            <text:p>1,466,135</text:p>
          </table:table-cell>
          <table:table-cell office:value-type="float" office:value="8390246.9000000004" table:style-name="ce6">
            <text:p>8,390,247</text:p>
          </table:table-cell>
          <table:table-cell office:value-type="float" office:value="60133754.809999987" table:style-name="ce6">
            <text:p>60,133,7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9" table:style-name="ce5">
            <text:p>139</text:p>
          </table:table-cell>
          <table:table-cell office:value-type="float" office:value="127.23112000000003" table:style-name="ce5">
            <text:p>127</text:p>
          </table:table-cell>
          <table:table-cell office:value-type="float" office:value="95" table:style-name="ce5">
            <text:p>95</text:p>
          </table:table-cell>
          <table:table-cell office:value-type="float" office:value="87.66270999999999" table:style-name="ce5">
            <text:p>88</text:p>
          </table:table-cell>
          <table:table-cell office:value-type="float" office:value="85" table:style-name="ce5">
            <text:p>85</text:p>
          </table:table-cell>
          <table:table-cell office:value-type="float" office:value="81.481080000000006" table:style-name="ce5">
            <text:p>81</text:p>
          </table:table-cell>
          <table:table-cell office:value-type="float" office:value="11" table:style-name="ce5">
            <text:p>11</text:p>
          </table:table-cell>
          <table:table-cell office:value-type="float" office:value="9.7027000000000001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" table:style-name="ce5">
            <text:p>331</text:p>
          </table:table-cell>
          <table:table-cell office:value-type="float" office:value="307.07761000000005" table:style-name="ce5">
            <text:p>307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38" table:style-name="ce5">
            <text:p>338</text:p>
          </table:table-cell>
          <table:table-cell office:value-type="float" office:value="314.07761000000005" table:style-name="ce5">
            <text:p>314</text:p>
          </table:table-cell>
          <table:table-cell office:value-type="float" office:value="776986.63000000012" table:style-name="ce5">
            <text:p>776,987</text:p>
          </table:table-cell>
          <table:table-cell office:value-type="float" office:value="10044.029999999999" table:style-name="ce5">
            <text:p>10,044</text:p>
          </table:table-cell>
          <table:table-cell office:value-type="float" office:value="1583.75" table:style-name="ce5">
            <text:p>1,584</text:p>
          </table:table-cell>
          <table:table-cell office:value-type="float" office:value="15757.050000000001" table:style-name="ce5">
            <text:p>15,757</text:p>
          </table:table-cell>
          <table:table-cell office:value-type="float" office:value="227960.13000000003" table:style-name="ce5">
            <text:p>227,960</text:p>
          </table:table-cell>
          <table:table-cell office:value-type="float" office:value="80135.429999999993" table:style-name="ce5">
            <text:p>80,135</text:p>
          </table:table-cell>
          <table:table-cell office:value-type="float" office:value="1112467.0200000003" table:style-name="ce5">
            <text:p>1,112,467</text:p>
          </table:table-cell>
          <table:table-cell office:value-type="float" office:value="26027.85" table:style-name="ce6">
            <text:p>26,028</text:p>
          </table:table-cell>
          <table:table-cell office:value-type="float" office:value="0" table:style-name="ce6">
            <text:p>0</text:p>
          </table:table-cell>
          <table:table-cell office:value-type="float" office:value="26027.85" table:style-name="ce6">
            <text:p>26,028</text:p>
          </table:table-cell>
          <table:table-cell office:value-type="float" office:value="1138494.8700000003" table:style-name="ce6">
            <text:p>1,138,49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82" table:style-name="ce5">
            <text:p>9,182</text:p>
          </table:table-cell>
          <table:table-cell office:value-type="float" office:value="7997.5988500001076" table:style-name="ce5">
            <text:p>7,998</text:p>
          </table:table-cell>
          <table:table-cell office:value-type="float" office:value="2835" table:style-name="ce5">
            <text:p>2,835</text:p>
          </table:table-cell>
          <table:table-cell office:value-type="float" office:value="2681.1622899999938" table:style-name="ce5">
            <text:p>2,681</text:p>
          </table:table-cell>
          <table:table-cell office:value-type="float" office:value="3056" table:style-name="ce5">
            <text:p>3,056</text:p>
          </table:table-cell>
          <table:table-cell office:value-type="float" office:value="2903.1075399999922" table:style-name="ce5">
            <text:p>2,903</text:p>
          </table:table-cell>
          <table:table-cell office:value-type="float" office:value="808" table:style-name="ce5">
            <text:p>808</text:p>
          </table:table-cell>
          <table:table-cell office:value-type="float" office:value="786.94104000000016" table:style-name="ce5">
            <text:p>787</text:p>
          </table:table-cell>
          <table:table-cell office:value-type="float" office:value="68" table:style-name="ce5">
            <text:p>68</text:p>
          </table:table-cell>
          <table:table-cell office:value-type="float" office:value="67.30675999999999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49" table:style-name="ce5">
            <text:p>15,949</text:p>
          </table:table-cell>
          <table:table-cell office:value-type="float" office:value="14436.116480000092" table:style-name="ce5">
            <text:p>14,436</text:p>
          </table:table-cell>
          <table:table-cell office:value-type="float" office:value="1797.2400257400254" table:style-name="ce5">
            <text:p>1,797</text:p>
          </table:table-cell>
          <table:table-cell office:value-type="float" office:value="1797.2400257400254" table:style-name="ce5">
            <text:p>1,797</text:p>
          </table:table-cell>
          <table:table-cell office:value-type="float" office:value="4.8499999999999996" table:style-name="ce5">
            <text:p>5</text:p>
          </table:table-cell>
          <table:table-cell office:value-type="float" office:value="4.849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2.0900257400253" table:style-name="ce5">
            <text:p>1,802</text:p>
          </table:table-cell>
          <table:table-cell office:value-type="float" office:value="1802.0900257400253" table:style-name="ce5">
            <text:p>1,802</text:p>
          </table:table-cell>
          <table:table-cell office:value-type="float" office:value="0" table:style-name="ce5">
            <text:p>0</text:p>
          </table:table-cell>
          <table:table-cell office:value-type="float" office:value="17751.090025740024" table:style-name="ce5">
            <text:p>17,751</text:p>
          </table:table-cell>
          <table:table-cell office:value-type="float" office:value="16238.206505740116" table:style-name="ce5">
            <text:p>16,238</text:p>
          </table:table-cell>
          <table:table-cell office:value-type="float" office:value="38296161.620000005" table:style-name="ce5">
            <text:p>38,296,162</text:p>
          </table:table-cell>
          <table:table-cell office:value-type="float" office:value="664497.23" table:style-name="ce5">
            <text:p>664,497</text:p>
          </table:table-cell>
          <table:table-cell office:value-type="float" office:value="325512" table:style-name="ce5">
            <text:p>325,512</text:p>
          </table:table-cell>
          <table:table-cell office:value-type="float" office:value="739510.30000000016" table:style-name="ce5">
            <text:p>739,510</text:p>
          </table:table-cell>
          <table:table-cell office:value-type="float" office:value="10960139.649999999" table:style-name="ce5">
            <text:p>10,960,140</text:p>
          </table:table-cell>
          <table:table-cell office:value-type="float" office:value="4238368.7" table:style-name="ce5">
            <text:p>4,238,369</text:p>
          </table:table-cell>
          <table:table-cell office:value-type="float" office:value="55224189.5" table:style-name="ce5">
            <text:p>55,224,190</text:p>
          </table:table-cell>
          <table:table-cell office:value-type="float" office:value="6479790.9100000001" table:style-name="ce6">
            <text:p>6,479,791</text:p>
          </table:table-cell>
          <table:table-cell office:value-type="float" office:value="1243.2" table:style-name="ce6">
            <text:p>1,243</text:p>
          </table:table-cell>
          <table:table-cell office:value-type="float" office:value="6481034.1100000003" table:style-name="ce6">
            <text:p>6,481,034</text:p>
          </table:table-cell>
          <table:table-cell office:value-type="float" office:value="61705223.609999999" table:style-name="ce6">
            <text:p>61,705,22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78" table:style-name="ce5">
            <text:p>478</text:p>
          </table:table-cell>
          <table:table-cell office:value-type="float" office:value="424.36790000000047" table:style-name="ce5">
            <text:p>424</text:p>
          </table:table-cell>
          <table:table-cell office:value-type="float" office:value="378" table:style-name="ce5">
            <text:p>378</text:p>
          </table:table-cell>
          <table:table-cell office:value-type="float" office:value="350.58061000000004" table:style-name="ce5">
            <text:p>351</text:p>
          </table:table-cell>
          <table:table-cell office:value-type="float" office:value="344" table:style-name="ce5">
            <text:p>344</text:p>
          </table:table-cell>
          <table:table-cell office:value-type="float" office:value="330.42812000000015" table:style-name="ce5">
            <text:p>330</text:p>
          </table:table-cell>
          <table:table-cell office:value-type="float" office:value="97" table:style-name="ce5">
            <text:p>97</text:p>
          </table:table-cell>
          <table:table-cell office:value-type="float" office:value="95.675690000000003" table:style-name="ce5">
            <text:p>96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6" table:style-name="ce5">
            <text:p>1,306</text:p>
          </table:table-cell>
          <table:table-cell office:value-type="float" office:value="1209.3676400000006" table:style-name="ce5">
            <text:p>1,2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6" table:style-name="ce5">
            <text:p>1,306</text:p>
          </table:table-cell>
          <table:table-cell office:value-type="float" office:value="1209.3676400000006" table:style-name="ce5">
            <text:p>1,209</text:p>
          </table:table-cell>
          <table:table-cell office:value-type="float" office:value="3754262.24" table:style-name="ce5">
            <text:p>3,754,262</text:p>
          </table:table-cell>
          <table:table-cell office:value-type="float" office:value="7217.6799999999976" table:style-name="ce5">
            <text:p>7,218</text:p>
          </table:table-cell>
          <table:table-cell office:value-type="float" office:value="8273.0499999999993" table:style-name="ce5">
            <text:p>8,273</text:p>
          </table:table-cell>
          <table:table-cell office:value-type="float" office:value="82887.19" table:style-name="ce5">
            <text:p>82,887</text:p>
          </table:table-cell>
          <table:table-cell office:value-type="float" office:value="878469.9" table:style-name="ce5">
            <text:p>878,470</text:p>
          </table:table-cell>
          <table:table-cell office:value-type="float" office:value="349215.48000000004" table:style-name="ce5">
            <text:p>349,215</text:p>
          </table:table-cell>
          <table:table-cell office:value-type="float" office:value="5080325.540000001" table:style-name="ce5">
            <text:p>5,080,326</text:p>
          </table:table-cell>
          <table:table-cell office:value-type="float" office:value="34542" table:style-name="ce6">
            <text:p>34,542</text:p>
          </table:table-cell>
          <table:table-cell office:value-type="float" office:value="0" table:style-name="ce6">
            <text:p>0</text:p>
          </table:table-cell>
          <table:table-cell office:value-type="float" office:value="34542" table:style-name="ce6">
            <text:p>34,542</text:p>
          </table:table-cell>
          <table:table-cell office:value-type="float" office:value="5114867.540000001" table:style-name="ce6">
            <text:p>5,114,86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076" table:style-name="ce5">
            <text:p>30,076</text:p>
          </table:table-cell>
          <table:table-cell office:value-type="float" office:value="28368.969490000229" table:style-name="ce5">
            <text:p>28,369</text:p>
          </table:table-cell>
          <table:table-cell office:value-type="float" office:value="7577" table:style-name="ce5">
            <text:p>7,577</text:p>
          </table:table-cell>
          <table:table-cell office:value-type="float" office:value="7227.4115800000536" table:style-name="ce5">
            <text:p>7,227</text:p>
          </table:table-cell>
          <table:table-cell office:value-type="float" office:value="7764" table:style-name="ce5">
            <text:p>7,764</text:p>
          </table:table-cell>
          <table:table-cell office:value-type="float" office:value="7399.6712100000259" table:style-name="ce5">
            <text:p>7,400</text:p>
          </table:table-cell>
          <table:table-cell office:value-type="float" office:value="900" table:style-name="ce5">
            <text:p>900</text:p>
          </table:table-cell>
          <table:table-cell office:value-type="float" office:value="884.62151000000006" table:style-name="ce5">
            <text:p>885</text:p>
          </table:table-cell>
          <table:table-cell office:value-type="float" office:value="58" table:style-name="ce5">
            <text:p>58</text:p>
          </table:table-cell>
          <table:table-cell office:value-type="float" office:value="57.310809999999996" table:style-name="ce5">
            <text:p>57</text:p>
          </table:table-cell>
          <table:table-cell office:value-type="float" office:value="22580" table:style-name="ce5">
            <text:p>22,580</text:p>
          </table:table-cell>
          <table:table-cell office:value-type="float" office:value="20933.087819999975" table:style-name="ce5">
            <text:p>20,933</text:p>
          </table:table-cell>
          <table:table-cell office:value-type="float" office:value="68955" table:style-name="ce5">
            <text:p>68,955</text:p>
          </table:table-cell>
          <table:table-cell office:value-type="float" office:value="64871.072420000288" table:style-name="ce5">
            <text:p>64,871</text:p>
          </table:table-cell>
          <table:table-cell office:value-type="float" office:value="967.81633501331009" table:style-name="ce5">
            <text:p>968</text:p>
          </table:table-cell>
          <table:table-cell office:value-type="float" office:value="967.81633501331009" table:style-name="ce5">
            <text:p>968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8.01633501629033" table:style-name="ce5">
            <text:p>968</text:p>
          </table:table-cell>
          <table:table-cell office:value-type="float" office:value="968.01633501629033" table:style-name="ce5">
            <text:p>968</text:p>
          </table:table-cell>
          <table:table-cell office:value-type="float" office:value="0" table:style-name="ce5">
            <text:p>0</text:p>
          </table:table-cell>
          <table:table-cell office:value-type="float" office:value="69923.016335016291" table:style-name="ce5">
            <text:p>69,923</text:p>
          </table:table-cell>
          <table:table-cell office:value-type="float" office:value="65839.088755016579" table:style-name="ce5">
            <text:p>65,839</text:p>
          </table:table-cell>
          <table:table-cell office:value-type="float" office:value="179563369.11000001" table:style-name="ce5">
            <text:p>179,563,369</text:p>
          </table:table-cell>
          <table:table-cell office:value-type="float" office:value="22997857.840000004" table:style-name="ce5">
            <text:p>22,997,858</text:p>
          </table:table-cell>
          <table:table-cell office:value-type="float" office:value="758932.2699999999" table:style-name="ce5">
            <text:p>758,932</text:p>
          </table:table-cell>
          <table:table-cell office:value-type="float" office:value="9475591.0300000012" table:style-name="ce5">
            <text:p>9,475,591</text:p>
          </table:table-cell>
          <table:table-cell office:value-type="float" office:value="56281355.25" table:style-name="ce5">
            <text:p>56,281,355</text:p>
          </table:table-cell>
          <table:table-cell office:value-type="float" office:value="23098604.420000002" table:style-name="ce5">
            <text:p>23,098,604</text:p>
          </table:table-cell>
          <table:table-cell office:value-type="float" office:value="292175709.92000002" table:style-name="ce5">
            <text:p>292,175,710</text:p>
          </table:table-cell>
          <table:table-cell office:value-type="float" office:value="5473240.9299999997" table:style-name="ce6">
            <text:p>5,473,241</text:p>
          </table:table-cell>
          <table:table-cell office:value-type="float" office:value="-8438.0200000000023" table:style-name="ce6">
            <text:p>-8,438</text:p>
          </table:table-cell>
          <table:table-cell office:value-type="float" office:value="5464802.9100000001" table:style-name="ce6">
            <text:p>5,464,803</text:p>
          </table:table-cell>
          <table:table-cell office:value-type="float" office:value="297640512.83000004" table:style-name="ce6">
            <text:p>297,640,5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32" table:style-name="ce5">
            <text:p>1,132</text:p>
          </table:table-cell>
          <table:table-cell office:value-type="float" office:value="1023.3464999999964" table:style-name="ce5">
            <text:p>1,023</text:p>
          </table:table-cell>
          <table:table-cell office:value-type="float" office:value="475" table:style-name="ce5">
            <text:p>475</text:p>
          </table:table-cell>
          <table:table-cell office:value-type="float" office:value="454.21323000000018" table:style-name="ce5">
            <text:p>454</text:p>
          </table:table-cell>
          <table:table-cell office:value-type="float" office:value="189" table:style-name="ce5">
            <text:p>189</text:p>
          </table:table-cell>
          <table:table-cell office:value-type="float" office:value="178.72245000000001" table:style-name="ce5">
            <text:p>179</text:p>
          </table:table-cell>
          <table:table-cell office:value-type="float" office:value="50" table:style-name="ce5">
            <text:p>50</text:p>
          </table:table-cell>
          <table:table-cell office:value-type="float" office:value="49.540530000000004" table:style-name="ce5">
            <text:p>5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0" table:style-name="ce5">
            <text:p>1,850</text:p>
          </table:table-cell>
          <table:table-cell office:value-type="float" office:value="1709.8227099999965" table:style-name="ce5">
            <text:p>1,710</text:p>
          </table:table-cell>
          <table:table-cell office:value-type="float" office:value="230" table:style-name="ce5">
            <text:p>230</text:p>
          </table:table-cell>
          <table:table-cell office:value-type="float" office:value="212.4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0" table:style-name="ce5">
            <text:p>230</text:p>
          </table:table-cell>
          <table:table-cell office:value-type="float" office:value="212.4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2080" table:style-name="ce5">
            <text:p>2,080</text:p>
          </table:table-cell>
          <table:table-cell office:value-type="float" office:value="1922.2227099999966" table:style-name="ce5">
            <text:p>1,922</text:p>
          </table:table-cell>
          <table:table-cell office:value-type="float" office:value="3911061.2199999997" table:style-name="ce5">
            <text:p>3,911,061</text:p>
          </table:table-cell>
          <table:table-cell office:value-type="float" office:value="64172.6" table:style-name="ce5">
            <text:p>64,173</text:p>
          </table:table-cell>
          <table:table-cell office:value-type="float" office:value="202974.5" table:style-name="ce5">
            <text:p>202,975</text:p>
          </table:table-cell>
          <table:table-cell office:value-type="float" office:value="207298.44" table:style-name="ce5">
            <text:p>207,298</text:p>
          </table:table-cell>
          <table:table-cell office:value-type="float" office:value="1321981.4200000002" table:style-name="ce5">
            <text:p>1,321,981</text:p>
          </table:table-cell>
          <table:table-cell office:value-type="float" office:value="486451.17" table:style-name="ce5">
            <text:p>486,451</text:p>
          </table:table-cell>
          <table:table-cell office:value-type="float" office:value="6193939.3499999996" table:style-name="ce5">
            <text:p>6,193,939</text:p>
          </table:table-cell>
          <table:table-cell office:value-type="float" office:value="797072.34000000008" table:style-name="ce6">
            <text:p>797,072</text:p>
          </table:table-cell>
          <table:table-cell office:value-type="float" office:value="0" table:style-name="ce6">
            <text:p>0</text:p>
          </table:table-cell>
          <table:table-cell office:value-type="float" office:value="797072.34000000008" table:style-name="ce6">
            <text:p>797,072</text:p>
          </table:table-cell>
          <table:table-cell office:value-type="float" office:value="6991011.6899999995" table:style-name="ce6">
            <text:p>6,991,01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0" table:style-name="ce5">
            <text:p>2,230</text:p>
          </table:table-cell>
          <table:table-cell office:value-type="float" office:value="2017.37491" table:style-name="ce5">
            <text:p>2,017</text:p>
          </table:table-cell>
          <table:table-cell office:value-type="float" office:value="2230" table:style-name="ce5">
            <text:p>2,230</text:p>
          </table:table-cell>
          <table:table-cell office:value-type="float" office:value="2017.37491" table:style-name="ce5">
            <text:p>2,017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2293" table:style-name="ce5">
            <text:p>2,293</text:p>
          </table:table-cell>
          <table:table-cell office:value-type="float" office:value="2080.37491" table:style-name="ce5">
            <text:p>2,080</text:p>
          </table:table-cell>
          <table:table-cell office:value-type="float" office:value="10082418.840000002" table:style-name="ce5">
            <text:p>10,082,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82418.840000002" table:style-name="ce5">
            <text:p>10,082,419</text:p>
          </table:table-cell>
          <table:table-cell office:value-type="float" office:value="471040.64000000013" table:style-name="ce6">
            <text:p>471,041</text:p>
          </table:table-cell>
          <table:table-cell office:value-type="float" office:value="0" table:style-name="ce6">
            <text:p>0</text:p>
          </table:table-cell>
          <table:table-cell office:value-type="float" office:value="471040.64000000013" table:style-name="ce6">
            <text:p>471,041</text:p>
          </table:table-cell>
          <table:table-cell office:value-type="float" office:value="10553459.480000002" table:style-name="ce6">
            <text:p>10,553,45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" table:style-name="ce5">
            <text:p>122</text:p>
          </table:table-cell>
          <table:table-cell office:value-type="float" office:value="113.58" table:style-name="ce5">
            <text:p>114</text:p>
          </table:table-cell>
          <table:table-cell office:value-type="float" office:value="122" table:style-name="ce5">
            <text:p>122</text:p>
          </table:table-cell>
          <table:table-cell office:value-type="float" office:value="113.58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" table:style-name="ce5">
            <text:p>122</text:p>
          </table:table-cell>
          <table:table-cell office:value-type="float" office:value="113.58" table:style-name="ce5">
            <text:p>114</text:p>
          </table:table-cell>
          <table:table-cell office:value-type="float" office:value="620354" table:style-name="ce5">
            <text:p>620,354</text:p>
          </table:table-cell>
          <table:table-cell office:value-type="float" office:value="0" table:style-name="ce5">
            <text:p>0</text:p>
          </table:table-cell>
          <table:table-cell office:value-type="float" office:value="1650" table:style-name="ce5">
            <text:p>1,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2004" table:style-name="ce5">
            <text:p>622,00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22004" table:style-name="ce6">
            <text:p>622,00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1" table:style-name="ce5">
            <text:p>21</text:p>
          </table:table-cell>
          <table:table-cell office:value-type="float" office:value="65" table:style-name="ce5">
            <text:p>65</text:p>
          </table:table-cell>
          <table:table-cell office:value-type="float" office:value="64.5" table:style-name="ce5">
            <text:p>65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float" office:value="100.3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.099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office:value-type="float" office:value="105.39999999999999" table:style-name="ce5">
            <text:p>105</text:p>
          </table:table-cell>
          <table:table-cell office:value-type="float" office:value="387123.43999999994" table:style-name="ce5">
            <text:p>387,123</text:p>
          </table:table-cell>
          <table:table-cell office:value-type="float" office:value="6043.83" table:style-name="ce5">
            <text:p>6,044</text:p>
          </table:table-cell>
          <table:table-cell office:value-type="float" office:value="1712.5" table:style-name="ce5">
            <text:p>1,713</text:p>
          </table:table-cell>
          <table:table-cell office:value-type="float" office:value="103.67" table:style-name="ce5">
            <text:p>104</text:p>
          </table:table-cell>
          <table:table-cell office:value-type="float" office:value="101342.72" table:style-name="ce5">
            <text:p>101,343</text:p>
          </table:table-cell>
          <table:table-cell office:value-type="float" office:value="43867.189999999995" table:style-name="ce5">
            <text:p>43,867</text:p>
          </table:table-cell>
          <table:table-cell office:value-type="float" office:value="540193.34999999986" table:style-name="ce5">
            <text:p>540,193</text:p>
          </table:table-cell>
          <table:table-cell office:value-type="float" office:value="16910.07" table:style-name="ce6">
            <text:p>16,910</text:p>
          </table:table-cell>
          <table:table-cell office:value-type="float" office:value="-768" table:style-name="ce6">
            <text:p>-768</text:p>
          </table:table-cell>
          <table:table-cell office:value-type="float" office:value="16142.07" table:style-name="ce6">
            <text:p>16,142</text:p>
          </table:table-cell>
          <table:table-cell office:value-type="float" office:value="556335.41999999981" table:style-name="ce6">
            <text:p>556,33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41.22" table:style-name="ce5">
            <text:p>41</text:p>
          </table:table-cell>
          <table:table-cell office:value-type="float" office:value="47" table:style-name="ce5">
            <text:p>47</text:p>
          </table:table-cell>
          <table:table-cell office:value-type="float" office:value="41.22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41.22" table:style-name="ce5">
            <text:p>41</text:p>
          </table:table-cell>
          <table:table-cell office:value-type="float" office:value="325190.48999999982" table:style-name="ce5">
            <text:p>325,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5190.48999999982" table:style-name="ce5">
            <text:p>325,1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5190.48999999982" table:style-name="ce6">
            <text:p>325,19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5" table:style-name="ce5">
            <text:p>15</text:p>
          </table:table-cell>
          <table:table-cell office:value-type="float" office:value="13.6" table:style-name="ce5">
            <text:p>14</text:p>
          </table:table-cell>
          <table:table-cell office:value-type="float" office:value="153" table:style-name="ce5">
            <text:p>153</text:p>
          </table:table-cell>
          <table:table-cell office:value-type="float" office:value="148.6" table:style-name="ce5">
            <text:p>149</text:p>
          </table:table-cell>
          <table:table-cell office:value-type="float" office:value="63" table:style-name="ce5">
            <text:p>63</text:p>
          </table:table-cell>
          <table:table-cell office:value-type="float" office:value="60.6" table:style-name="ce5">
            <text:p>61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99999999999997" table:style-name="ce5">
            <text:p>237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48" table:style-name="ce5">
            <text:p>248</text:p>
          </table:table-cell>
          <table:table-cell office:value-type="float" office:value="238.99999999999997" table:style-name="ce5">
            <text:p>239</text:p>
          </table:table-cell>
          <table:table-cell office:value-type="float" office:value="608524.3600000001" table:style-name="ce5">
            <text:p>608,524</text:p>
          </table:table-cell>
          <table:table-cell office:value-type="float" office:value="1347.2800000000002" table:style-name="ce5">
            <text:p>1,347</text:p>
          </table:table-cell>
          <table:table-cell office:value-type="float" office:value="19775" table:style-name="ce5">
            <text:p>19,775</text:p>
          </table:table-cell>
          <table:table-cell office:value-type="float" office:value="379.53999999999996" table:style-name="ce5">
            <text:p>380</text:p>
          </table:table-cell>
          <table:table-cell office:value-type="float" office:value="164474.38" table:style-name="ce5">
            <text:p>164,474</text:p>
          </table:table-cell>
          <table:table-cell office:value-type="float" office:value="73954.87" table:style-name="ce5">
            <text:p>73,955</text:p>
          </table:table-cell>
          <table:table-cell office:value-type="float" office:value="868455.43000000017" table:style-name="ce5">
            <text:p>868,455</text:p>
          </table:table-cell>
          <table:table-cell office:value-type="float" office:value="5430.57" table:style-name="ce6">
            <text:p>5,431</text:p>
          </table:table-cell>
          <table:table-cell office:value-type="float" office:value="0" table:style-name="ce6">
            <text:p>0</text:p>
          </table:table-cell>
          <table:table-cell office:value-type="float" office:value="5430.57" table:style-name="ce6">
            <text:p>5,431</text:p>
          </table:table-cell>
          <table:table-cell office:value-type="float" office:value="873886.00000000012" table:style-name="ce6">
            <text:p>873,88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6" table:style-name="ce5">
            <text:p>46</text:p>
          </table:table-cell>
          <table:table-cell office:value-type="float" office:value="44.96" table:style-name="ce5">
            <text:p>45</text:p>
          </table:table-cell>
          <table:table-cell office:value-type="float" office:value="29" table:style-name="ce5">
            <text:p>29</text:p>
          </table:table-cell>
          <table:table-cell office:value-type="float" office:value="28.71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700000000000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7000000000001" table:style-name="ce5">
            <text:p>91</text:p>
          </table:table-cell>
          <table:table-cell office:value-type="float" office:value="446120.06" table:style-name="ce5">
            <text:p>446,120</text:p>
          </table:table-cell>
          <table:table-cell office:value-type="float" office:value="7416.69" table:style-name="ce5">
            <text:p>7,417</text:p>
          </table:table-cell>
          <table:table-cell office:value-type="float" office:value="1278" table:style-name="ce5">
            <text:p>1,278</text:p>
          </table:table-cell>
          <table:table-cell office:value-type="float" office:value="0" table:style-name="ce5">
            <text:p>0</text:p>
          </table:table-cell>
          <table:table-cell office:value-type="float" office:value="125454.91999999998" table:style-name="ce5">
            <text:p>125,455</text:p>
          </table:table-cell>
          <table:table-cell office:value-type="float" office:value="53994.049999999996" table:style-name="ce5">
            <text:p>53,994</text:p>
          </table:table-cell>
          <table:table-cell office:value-type="float" office:value="634263.72" table:style-name="ce5">
            <text:p>634,2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34263.72" table:style-name="ce6">
            <text:p>634,26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8.61" table:style-name="ce5">
            <text:p>9</text:p>
          </table:table-cell>
          <table:table-cell office:value-type="float" office:value="23" table:style-name="ce5">
            <text:p>23</text:p>
          </table:table-cell>
          <table:table-cell office:value-type="float" office:value="22.41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6.22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4" table:style-name="ce5">
            <text:p>64</text:p>
          </table:table-cell>
          <table:table-cell office:value-type="float" office:value="61.83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61.83" table:style-name="ce5">
            <text:p>62</text:p>
          </table:table-cell>
          <table:table-cell office:value-type="float" office:value="229343.41999999998" table:style-name="ce5">
            <text:p>229,343</text:p>
          </table:table-cell>
          <table:table-cell office:value-type="float" office:value="4210.3500000000004" table:style-name="ce5">
            <text:p>4,210</text:p>
          </table:table-cell>
          <table:table-cell office:value-type="float" office:value="3665.65" table:style-name="ce5">
            <text:p>3,666</text:p>
          </table:table-cell>
          <table:table-cell office:value-type="float" office:value="0" table:style-name="ce5">
            <text:p>0</text:p>
          </table:table-cell>
          <table:table-cell office:value-type="float" office:value="63942.28" table:style-name="ce5">
            <text:p>63,942</text:p>
          </table:table-cell>
          <table:table-cell office:value-type="float" office:value="25554.9" table:style-name="ce5">
            <text:p>25,555</text:p>
          </table:table-cell>
          <table:table-cell office:value-type="float" office:value="326716.59999999998" table:style-name="ce5">
            <text:p>326,71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6716.59999999998" table:style-name="ce6">
            <text:p>326,717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Hartley, Robert</meta:initial-creator>
    <dc:creator>Dale, Harriet | (She/Hers)</dc:creator>
    <meta:creation-date>2022-09-30T10:29:42Z</meta:creation-date>
    <dc:date>2025-03-04T15:37:18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